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.5cm"/>
    </style:style>
    <style:style style:name="gr2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2.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ffffff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cm" svg:height="1cm" svg:x="1.2cm" svg:y="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.2cm" svg:y="2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.2cm" svg:y="3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.2cm" svg:y="4cm">
          <text:p text:style-name="P1">m+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.2cm" svg:y="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.2cm" svg:y="6cm">
          <text:p text:style-name="P1">m+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4.9cm" svg:y="0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4.9cm" svg:y="1.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4.9cm" svg:y="2.5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4.9cm" svg:y="4.5cm">
          <text:p text:style-name="P1">m+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4.9cm" svg:y="5.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4.9cm" svg:y="6.5cm">
          <text:p text:style-name="P1">m+n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5cm" svg:y1="3.5cm" svg:x2="4.7cm" svg:y2="2cm">
          <text:p/>
        </draw:line>
        <draw:line draw:style-name="gr2" draw:text-style-name="P3" draw:layer="layout" svg:x1="3.5cm" svg:y1="4.4cm" svg:x2="4.7cm" svg:y2="6cm">
          <text:p/>
        </draw:line>
        <draw:line draw:style-name="gr2" draw:text-style-name="P3" draw:layer="layout" svg:x1="7cm" svg:y1="2cm" svg:x2="7.9cm" svg:y2="2cm">
          <text:p/>
        </draw:line>
        <draw:line draw:style-name="gr2" draw:text-style-name="P3" draw:layer="layout" svg:x1="7cm" svg:y1="6cm" svg:x2="7.9cm" svg:y2="6cm">
          <text:p/>
        </draw:line>
        <draw:custom-shape draw:style-name="gr3" draw:text-style-name="P5" draw:layer="layout" svg:width="3cm" svg:height="3cm" svg:x="8cm" svg:y="0.5cm">
          <text:p text:style-name="P4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cm" svg:height="3cm" svg:x="8cm" svg:y="4.5cm">
          <text:p text:style-name="P4"><text:span text:style-name="T1">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2.3cm" svg:y="0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2.3cm" svg:y="1.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2.3cm" svg:y="2.5cm">
          <text:p text:style-name="P1">i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2.3cm" svg:y="4.5cm">
          <text:p text:style-name="P1">i+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2.3cm" svg:y="5.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2.3cm" svg:y="6.5cm">
          <text:p text:style-name="P1">i+j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2cm" svg:y1="2cm" svg:x2="12.1cm" svg:y2="2cm">
          <text:p/>
        </draw:line>
        <draw:line draw:style-name="gr2" draw:text-style-name="P3" draw:layer="layout" svg:x1="11.2cm" svg:y1="6cm" svg:x2="12.1cm" svg:y2="6cm">
          <text:p/>
        </draw:line>
        <draw:custom-shape draw:style-name="gr1" draw:text-style-name="P2" draw:layer="layout" svg:width="2cm" svg:height="1cm" svg:x="15.9cm" svg:y="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5.9cm" svg:y="2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5.9cm" svg:y="3cm">
          <text:p text:style-name="P1">i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5.9cm" svg:y="4cm">
          <text:p text:style-name="P1">i+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5.9cm" svg:y="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5.9cm" svg:y="6cm">
          <text:p text:style-name="P1">i+j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5cm" svg:y1="2cm" svg:x2="15.7cm" svg:y2="3.5cm">
          <text:p/>
        </draw:line>
        <draw:line draw:style-name="gr2" draw:text-style-name="P3" draw:layer="layout" svg:x1="14.5cm" svg:y1="6.1cm" svg:x2="15.7cm" svg:y2="4.6cm">
          <text:p/>
        </draw:line>
        <draw:line draw:style-name="gr2" draw:text-style-name="P3" draw:layer="layout" svg:x1="0.2cm" svg:y1="4cm" svg:x2="1.1cm" svg:y2="4cm">
          <text:p/>
        </draw:line>
        <draw:line draw:style-name="gr2" draw:text-style-name="P3" draw:layer="layout" svg:x1="18cm" svg:y1="4cm" svg:x2="18.9cm" svg:y2="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9T11:20:40.575562707</meta:creation-date>
    <dc:date>2018-03-29T11:46:49.618000706</dc:date>
    <meta:editing-duration>PT3M46S</meta:editing-duration>
    <meta:editing-cycles>2</meta:editing-cycles>
    <meta:generator>LibreOffice/5.1.6.2$Linux_X86_64 LibreOffice_project/10m0$Build-2</meta:generator>
    <meta:document-statistic meta:object-count="36"/>
  </office:meta>
</office:document-meta>
</file>